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5"/>
          <table:table-cell table:number-columns-repeated="1016"/>
        </table:table-row>
        <table:table-row table:style-name="ro1" table:number-rows-repeated="5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5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5"/>
          <table:table-cell table:style-name="Default" table:number-columns-repeated="4"/>
          <table:table-cell table:number-columns-repeated="1017"/>
        </table:table-row>
        <table:table-row table:style-name="ro1" table:number-rows-repeated="2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 table:number-rows-repeated="3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 table:number-columns-repeated="1017"/>
        </table:table-row>
        <table:table-row table:style-name="ro1" table:number-rows-repeated="3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1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4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 table:number-rows-repeated="9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3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4">
          <table:table-cell table:style-name="Default"/>
          <table:table-cell table:style-name="ce5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5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 table:number-rows-repeated="3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" table:number-columns-repeated="1015"/>
        </table:table-row>
        <table:table-row table:style-name="ro1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17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 table:number-columns-repeated="5"/>
          <table:table-cell table:number-columns-repeated="1018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 table:number-rows-repeated="2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8"/>
        </table:table-row>
        <table:table-row table:style-name="ro1" table:number-rows-repeated="5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8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8"/>
        </table:table-row>
        <table:table-row table:style-name="ro1" table:number-rows-repeated="5"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style-name="Default"/>
          <table:table-cell table:number-columns-repeated="1018"/>
        </table:table-row>
        <table:table-row table:style-name="ro1" table:number-rows-repeated="9">
          <table:table-cell table:style-name="ce5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5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5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5" table:number-columns-repeated="4"/>
          <table:table-cell table:number-columns-repeated="1019"/>
        </table:table-row>
        <table:table-row table:style-name="ro1" table:number-rows-repeated="10476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table table:name="no_tophits" table:style-name="ta1">
        <office:forms form:automatic-focus="false" form:apply-design-mode="false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</table:table-row>
      </table:table>
      <table:named-expressions/>
      <table:database-ranges>
        <table:database-range table:name="__Anonymous_Sheet_DB__0" table:target-range-address="all.G1:all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06T08:16:04.237816951</dc:date>
    <dc:creator>Aitor González</dc:creator>
    <meta:editing-duration>PT13H47M47S</meta:editing-duration>
    <meta:editing-cycles>411</meta:editing-cycles>
    <meta:generator>LibreOffice/7.3.4.2$Linux_X86_64 LibreOffice_project/30$Build-2</meta:generator>
    <meta:document-statistic meta:table-count="3" meta:cell-count="81" meta:object-count="0"/>
  </office:meta>
</office:document-meta>
</file>